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n>28</mn>
            <mi mathvariant="italic">de</mi>
            <mi mathvariant="italic">Septiembre</mi>
            <mi mathvariant="italic">del</mi>
            <mn>2020</mn>
          </mrow>
        </mtd>
      </mtr>
      <mtr>
        <mtd>
          <mrow>
            <mi mathvariant="italic">Programación</mi>
            <mi mathvariant="italic">orientada</mi>
            <mi>a</mi>
            <mi mathvariant="italic">objetos</mi>
            <mi>,</mi>
            <mi mathvariant="italic">clase</mi>
            <mn>2</mn>
          </mrow>
        </mtd>
      </mtr>
      <mtr>
        <mtd>
          <mrow>
            <mi mathvariant="italic">Abstracción</mi>
            <mi mathvariant="normal">:</mi>
          </mrow>
        </mtd>
      </mtr>
      <mtr>
        <mtd>
          <mrow>
            <mi mathvariant="italic">Funciones</mi>
            <mi mathvariant="normal">:</mi>
          </mrow>
        </mtd>
      </mtr>
      <mtr>
        <mtd>
          <mrow>
            <mi mathvariant="italic">Escribir</mi>
            <mi mathvariant="italic">un</mi>
            <mi mathvariant="italic">algoritmo</mi>
            <mi mathvariant="italic">una</mi>
            <mi mathvariant="italic">ocasión</mi>
            <mi mathvariant="italic">para</mi>
            <mi mathvariant="italic">pooder</mi>
            <mi mathvariant="italic">usarlo</mi>
            <mi mathvariant="italic">múltiples</mi>
            <mi mathvariant="italic">veces</mi>
          </mrow>
        </mtd>
      </mtr>
      <mtr>
        <mtd>
          <mrow>
            <mi mathvariant="italic">Datos</mi>
            <mi mathvariant="normal">:</mi>
          </mrow>
        </mtd>
      </mtr>
      <mtr>
        <mtd>
          <mrow>
            <mi mathvariant="italic">Múltiples</mi>
            <mi mathvariant="italic">representaciones</mi>
            <mi mathvariant="italic">en</mi>
            <mi mathvariant="italic">grupos</mi>
            <mi mathvariant="italic">de</mi>
            <mi mathvariant="italic">bytes</mi>
          </mrow>
        </mtd>
      </mtr>
      <mtr>
        <mtd>
          <mrow>
            <mi mathvariant="italic">Objetos</mi>
            <mi mathvariant="normal">:</mi>
          </mrow>
        </mtd>
      </mtr>
      <mtr>
        <mtd>
          <mrow>
            <mi mathvariant="italic">Agrupar</mi>
            <mi mathvariant="italic">un</mi>
            <mi mathvariant="italic">conjunto</mi>
            <mi mathvariant="italic">de</mi>
            <mi mathvariant="italic">atributos</mi>
            <mi>y</mi>
            <mi mathvariant="italic">comportamiento</mi>
            <mi mathvariant="italic">relacionados</mi>
            <mi mathvariant="italic">en</mi>
            <mi mathvariant="italic">una</mi>
            <mi mathvariant="italic">clase</mi>
          </mrow>
        </mtd>
      </mtr>
      <mtr>
        <mtd>
          <mrow>
            <mi mathvariant="italic">Frameworks</mi>
            <mi>y</mi>
            <mi mathvariant="italic">APIs</mi>
            <mi mathvariant="normal">:</mi>
          </mrow>
        </mtd>
      </mtr>
      <mtr>
        <mtd>
          <mrow>
            <mi mathvariant="italic">Grandes</mi>
            <mi mathvariant="italic">grupos</mi>
            <mi mathvariant="italic">de</mi>
            <mi mathvariant="italic">Objetos</mi>
            <mi mathvariant="italic">que</mi>
            <mi mathvariant="italic">soportan</mi>
            <mi mathvariant="italic">una</mi>
            <mi mathvariant="italic">actividad</mi>
            <mi mathvariant="italic">compleja</mi>
            <mi>.</mi>
            <mi mathvariant="italic">Pueden</mi>
            <mi mathvariant="italic">ser</mi>
            <mi mathvariant="italic">usados</mi>
            <mi mathvariant="italic">directamentea</mi>
          </mrow>
        </mtd>
      </mtr>
      <mtr>
        <mtd>
          <mrow>
            <mrow>
              <mo fence="true" stretchy="false">(</mo>
              <mrow>
                <mrow>
                  <mi>'</mi>
                  <mi mathvariant="italic">as</mi>
                  <mi mathvariant="italic">is</mi>
                  <mi>'</mi>
                </mrow>
              </mrow>
              <mo fence="true" stretchy="false">)</mo>
            </mrow>
            <mi>o</mi>
            <mi mathvariant="italic">extendidos</mi>
            <mi mathvariant="italic">por</mi>
            <mi mathvariant="italic">el</mi>
            <mi mathvariant="italic">usuario</mi>
          </mrow>
        </mtd>
      </mtr>
      <mtr>
        <mtd>
          <mrow>
            <mi mathvariant="italic">Concepto</mi>
            <mi mathvariant="italic">de</mi>
            <mi mathvariant="italic">clase</mi>
            <mi mathvariant="normal">:</mi>
          </mrow>
        </mtd>
      </mtr>
      <mtr>
        <mtd>
          <mrow>
            <mi mathvariant="italic">El</mi>
            <mi mathvariant="italic">proceso</mi>
            <mi mathvariant="italic">de</mi>
            <mi mathvariant="italic">crear</mi>
            <mi mathvariant="italic">objetos</mi>
            <mi>a</mi>
            <mi mathvariant="italic">prtir</mi>
            <mi mathvariant="italic">de</mi>
            <mi mathvariant="italic">la</mi>
            <mi mathvariant="italic">clase</mi>
            <mi mathvariant="italic">se</mi>
            <mi mathvariant="italic">llama</mi>
            <mi mathvariant="italic">instanciación</mi>
          </mrow>
        </mtd>
      </mtr>
      <mtr>
        <mtd>
          <mrow>
            <mi mathvariant="italic">En</mi>
            <mi mathvariant="italic">java</mi>
            <mi mathvariant="italic">se</mi>
            <mi mathvariant="italic">lleva</mi>
            <mi>a</mi>
            <mi mathvariant="italic">cabo</mi>
            <mi mathvariant="italic">mediante</mi>
            <mi mathvariant="italic">la</mi>
            <mi mathvariant="italic">palabre</mi>
            <mstyle mathvariant="italic">
              <mi mathvariant="italic">new</mi>
            </mstyle>
          </mrow>
        </mtd>
      </mtr>
      <mtr>
        <mtd>
          <mrow>
            <mi mathvariant="italic">Declaración</mi>
            <mi mathvariant="italic">de</mi>
            <mi mathvariant="italic">Métodos</mi>
            <mi mathvariant="normal">:</mi>
          </mrow>
        </mtd>
      </mtr>
      <mtr>
        <mtd>
          <mrow>
            <mi mathvariant="italic">sintaxis</mi>
            <mi mathvariant="italic">básica</mi>
            <mi mathvariant="normal">:</mi>
          </mrow>
        </mtd>
      </mtr>
      <mtr>
        <mtd>
          <mrow>
            <mrow>
              <mo fence="true" stretchy="false">[</mo>
              <mrow>
                <mi mathvariant="italic">modificadores</mi>
              </mrow>
              <mo fence="true" stretchy="false">]</mo>
            </mrow>
            <mi mathvariant="italic">tipoDeRetorno</mi>
            <mi mathvariant="italic">nombre</mi>
            <mrow>
              <mo fence="true" stretchy="false">(</mo>
              <mrow>
                <mrow>
                  <mo fence="true" stretchy="false">[</mo>
                  <mrow>
                    <mrow>
                      <mi mathvariant="italic">lista</mi>
                      <mi mathvariant="italic">de</mi>
                      <mi mathvariant="italic">argumentos</mi>
                    </mrow>
                  </mrow>
                  <mo fence="true" stretchy="false">]</mo>
                </mrow>
              </mrow>
              <mo fence="true" stretchy="false">)</mo>
            </mrow>
            <mtext>{</mtext>
          </mrow>
        </mtd>
      </mtr>
      <mtr>
        <mtd>
          <mrow>
            <mtext>        </mtext>
            <mrow>
              <mo fence="true" stretchy="false">[</mo>
              <mrow>
                <mrow>
                  <mi mathvariant="italic">bloque</mi>
                  <mi mathvariant="italic">de</mi>
                  <mi mathvariant="italic">postulados</mi>
                </mrow>
              </mrow>
              <mo fence="true" stretchy="false">]</mo>
            </mrow>
          </mrow>
        </mtd>
      </mtr>
      <mtr>
        <mtd>
          <mtext>}</mtext>
        </mtd>
      </mtr>
      <mtr>
        <mtd>
          <mrow>
            <mi mathvariant="italic">Encapsulamiento</mi>
            <mi mathvariant="normal">:</mi>
          </mrow>
        </mtd>
      </mtr>
      <mtr>
        <mtd>
          <mrow>
            <mi mathvariant="italic">Definicón</mi>
            <mi mathvariant="italic">de</mi>
            <mi mathvariant="italic">una</mi>
            <mi mathvariant="italic">clase</mi>
            <mi>sin</mi>
            <mi mathvariant="italic">encapsulamiento</mi>
            <mi mathvariant="normal">:</mi>
          </mrow>
        </mtd>
      </mtr>
      <mtr>
        <mtd>
          <mrow>
            <mi mathvariant="italic">public</mi>
            <mi mathvariant="italic">class</mi>
            <mi mathvariant="italic">MyDate</mi>
            <mtext>{ </mtext>
          </mrow>
        </mtd>
      </mtr>
      <mtr>
        <mtd>
          <mrow>
            <mtext>       </mtext>
            <mi mathvariant="italic">public</mi>
            <mtext>int</mtext>
            <mi mathvariant="italic">day</mi>
            <mi>;</mi>
          </mrow>
        </mtd>
      </mtr>
      <mtr>
        <mtd>
          <mrow>
            <mtext>       </mtext>
            <mi mathvariant="italic">public</mi>
            <mtext>int</mtext>
            <mi mathvariant="italic">month</mi>
            <mi>;</mi>
          </mrow>
        </mtd>
      </mtr>
      <mtr>
        <mtd>
          <mrow>
            <mtext>       </mtext>
            <mi mathvariant="italic">public</mi>
            <mtext>int</mtext>
            <mi mathvariant="italic">year</mi>
            <mi>;</mi>
          </mrow>
        </mtd>
      </mtr>
      <mtr>
        <mtd>
          <mtext>}</mtext>
        </mtd>
      </mtr>
      <mtr>
        <mtd>
          <mrow>
            <mi mathvariant="italic">Definición</mi>
            <mi mathvariant="italic">de</mi>
            <mi mathvariant="italic">clase</mi>
            <mi mathvariant="italic">con</mi>
            <mi mathvariant="italic">encapsulamiento</mi>
            <mi mathvariant="normal">:</mi>
          </mrow>
        </mtd>
      </mtr>
      <mtr>
        <mtd>
          <mrow>
            <mi mathvariant="italic">public</mi>
            <mi mathvariant="italic">class</mi>
            <mi mathvariant="italic">MyDate</mi>
            <mtext>{</mtext>
          </mrow>
        </mtd>
      </mtr>
      <mtr>
        <mtd>
          <mtext>        private in day</mtext>
        </mtd>
      </mtr>
      <mtr>
        <mtd>
          <mtext>        private in month</mtext>
        </mtd>
      </mtr>
      <mtr>
        <mtd>
          <mtext>        private in year</mtext>
        </mtd>
      </mtr>
      <mtr>
        <mtd>
          <mtext>        private in detDay(){</mtext>
        </mtd>
      </mtr>
      <mtr>
        <mtd>
          <mtext>              return day;</mtext>
        </mtd>
      </mtr>
      <mtr>
        <mtd>
          <mtext>        }</mtext>
        </mtd>
      </mtr>
      <mtr>
        <mtd>
          <mtext>        public boolean setDay(int day){</mtext>
        </mtd>
      </mtr>
      <mtr>
        <mtd>
          <mtext>              Valida day y regresa falso si es inválido</mtext>
        </mtd>
      </mtr>
      <mtr>
        <mtd>
          <mtext>        }</mtext>
        </mtd>
      </mtr>
      <mtr>
        <mtd>
          <mtext>}</mtext>
        </mtd>
      </mtr>
      <mtr>
        <mtd>
          <mrow>
            <mi mathvariant="italic">Declaración</mi>
            <mi mathvariant="italic">del</mi>
            <mi mathvariant="italic">constructor</mi>
            <mi mathvariant="normal">:</mi>
          </mrow>
        </mtd>
      </mtr>
      <mtr>
        <mtd>
          <mrow>
            <mi mathvariant="italic">Sintaxis</mi>
            <mi mathvariant="italic">básica</mi>
            <mi mathvariant="normal">:</mi>
          </mrow>
        </mtd>
      </mtr>
      <mtr>
        <mtd>
          <mtext>[modificadores] nombreDeLaClase ([listaDeArgumentos]){</mtext>
        </mtd>
      </mtr>
      <mtr>
        <mtd>
          <mtext>        bloque de postulados</mtext>
        </mtd>
      </mtr>
      <mtr>
        <mtd>
          <mtext>}</mtext>
        </mtd>
      </mtr>
      <mtr>
        <mtd>
          <mrow>
            <mi mathvariant="italic">Ejemplo</mi>
            <mi mathvariant="normal">:</mi>
          </mrow>
        </mtd>
      </mtr>
      <mtr>
        <mtd>
          <mtext>public class Dog{</mtext>
        </mtd>
      </mtr>
      <mtr>
        <mtd>
          <mtext>        private int weight;</mtext>
        </mtd>
      </mtr>
      <mtr>
        <mtd>
          <mtext>        public Dog(){</mtext>
        </mtd>
      </mtr>
      <mtr>
        <mtd>
          <mtext>                weight = 42;</mtext>
        </mtd>
      </mtr>
      <mtr>
        <mtd>
          <mtext>        </mtext>
        </mtd>
      </mtr>
      <mtr>
        <mtd>
          <mtext>        public Dog(int kilos){</mtext>
        </mtd>
      </mtr>
      <mtr>
        <mtd>
          <mtext>                weight = kilos;</mtext>
        </mtd>
      </mtr>
      <mtr>
        <mtd>
          <mtext>        </mtext>
        </mtd>
      </mtr>
      <mtr>
        <mtd>
          <mrow>
            <mi mathvariant="italic">Paquetes</mi>
            <mi mathvariant="normal">:</mi>
          </mrow>
        </mtd>
      </mtr>
      <mtr>
        <mtd>
          <mrow>
            <mi mathvariant="italic">Conjunto</mi>
            <mi mathvariant="italic">de</mi>
            <mi mathvariant="italic">clases</mi>
            <mrow>
              <mi>y</mi>
              <mo stretchy="false">/</mo>
              <mi>o</mi>
            </mrow>
            <mi mathvariant="italic">otros</mi>
            <mi mathvariant="italic">paquetes</mi>
            <mrow>
              <mo fence="true" stretchy="false">(</mo>
              <mrow>
                <mrow>
                  <mrow/>
                  <mi mathvariant="italic">paquetes</mi>
                </mrow>
              </mrow>
              <mo fence="true" stretchy="false">)</mo>
            </mrow>
            <mi mathvariant="italic">agrupados</mi>
            <mi mathvariant="italic">por</mi>
            <mi mathvariant="italic">funcionalidad</mi>
          </mrow>
        </mtd>
      </mtr>
      <mtr>
        <mtd>
          <mrow>
            <mi mathvariant="italic">Implementación</mi>
            <mi mathvariant="italic">en</mi>
            <mi mathvariant="italic">jerarquía</mi>
            <mi mathvariant="italic">de</mi>
            <mi mathvariant="italic">subdirectorios</mi>
          </mrow>
        </mtd>
      </mtr>
      <mtr>
        <mtd>
          <mrow>
            <mi mathvariant="italic">Postulado</mi>
            <mi mathvariant="italic">package</mi>
          </mrow>
        </mtd>
      </mtr>
    </mtable>
    <annotation encoding="StarMath 5.0">28 de Septiembre del 2020 newline
Programación orientada a objetos, clase 2 newline
Abstracción: newline
Funciones: newline
Escribir un algoritmo una ocasión para pooder usarlo múltiples veces newline
Datos: newline
Múltiples representaciones en grupos de bytes newline
Objetos: newline
Agrupar un conjunto de atributos y comportamiento relacionados en una clase newline
Frameworks y APIs: newline
Grandes grupos de Objetos que soportan una actividad compleja. Pueden ser usados directamentea newline
( 'as is' ) o extendidos por el usuario newline
Concepto de clase: newline
El proceso de crear objetos a prtir de la clase se llama instanciación newline
En java se lleva a cabo mediante la palabre italic{ new } newline
Declaración de Métodos: newline
sintaxis básica: newline
[ modificadores ] tipoDeRetorno nombre ( [lista de argumentos] )"{" newline
"        "[ bloque de postulados ] newline
"}" newline
Encapsulamiento: newline
Definicón de una clase sin encapsulamiento: newline
public class MyDate"{ "  newline
"       " public "int" day; newline
"       " public "int" month; newline
"       " public "int" year; newline
"}" newline
Definición de clase con encapsulamiento: newline
public class MyDate"{" newline
"        private in day" newline
"        private in month" newline
"        private in year" newline
"        private in detDay(){" newline
"              return day;" newline
"        }" newline
"        public boolean setDay(int day){" newline
"              Valida day y regresa falso si es inválido" newline
"        }" newline
"}" newline
Declaración del constructor: newline
Sintaxis básica: newline
"[modificadores] nombreDeLaClase ([listaDeArgumentos]){" newline
"        bloque de postulados" newline
"}" newline
Ejemplo: newline
"public class Dog{" newline
"        private int weight;" newline
"        public Dog(){" newline
"                weight = 42;" newline
"        " newline
"        public Dog(int kilos){" newline
"                weight = kilos;" newline
"        " newline
Paquetes: newline
Conjunto de clases y/o otros paquetes ( sub paquetes ) agrupados por funcionalidad newline
Implementación en jerarquía de subdirectorios newline
Postulado package newline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8T21:15:34.313000000</meta:creation-date>
    <dc:date>2020-09-28T19:08:31.117000000</dc:date>
    <meta:editing-duration>PT2H52M43S</meta:editing-duration>
    <meta:editing-cycles>7</meta:editing-cycles>
    <meta:generator>LibreOffice/7.0.1.2$Windows_X86_64 LibreOffice_project/7cbcfc562f6eb6708b5ff7d7397325de9e764452</meta:generator>
  </office:meta>
</office:document-meta>
</file>